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color="#000000" fo:font-size="24pt" style:font-size-asian="24pt" style:font-size-complex="24pt"/>
    </style:style>
    <style:style style:name="P2" style:parent-style-name="Normal" style:family="paragraph">
      <style:paragraph-properties fo:margin-left="0.4916in" fo:text-indent="0.4916in">
        <style:tab-stops/>
      </style:paragraph-properties>
    </style:style>
    <style:style style:name="P3" style:parent-style-name="Normal" style:family="paragraph">
      <style:paragraph-properties fo:margin-left="0.4916in" fo:text-indent="0.4916in">
        <style:tab-stops/>
      </style:paragraph-properties>
    </style:style>
    <style:style style:name="P4" style:parent-style-name="Normal" style:family="paragraph">
      <style:paragraph-properties fo:margin-left="0.4916in" fo:text-indent="0.4916in">
        <style:tab-stops/>
      </style:paragraph-properties>
    </style:style>
    <style:style style:name="P5" style:parent-style-name="Normal" style:family="paragraph">
      <style:paragraph-properties fo:margin-left="0.4916in" fo:text-indent="0.4916in">
        <style:tab-stops/>
      </style:paragraph-properties>
    </style:style>
  </office:automatic-styles>
  <office:body>
    <office:text text:use-soft-page-breaks="true">
      <text:p text:style-name="P1">ToDo liste exhaustive</text:p>
      <text:p text:style-name="Normal"/>
      <text:p text:style-name="Normal"/>
      <text:p text:style-name="Normal">Props map :</text:p>
      <text:p text:style-name="Normal"><text:s/></text:p>
      <text:p text:style-name="Normal">-Banc</text:p>
      <text:p text:style-name="Normal"><text:tab/>-Textures</text:p>
      <text:p text:style-name="Normal">-Lampadaire</text:p>
      <text:p text:style-name="Normal"><text:tab/>-Textures</text:p>
      <text:p text:style-name="Normal">-panneaux signalisation</text:p>
      <text:p text:style-name="Normal"><text:tab/>-Textures</text:p>
      <text:p text:style-name="Normal">-panneaux pub</text:p>
      <text:p text:style-name="Normal"><text:tab/>-Textures</text:p>
      <text:p text:style-name="Normal">-feu tricolor</text:p>
      <text:p text:style-name="Normal"><text:tab/>-Textures</text:p>
      <text:p text:style-name="Normal">-boite a livre</text:p>
      <text:p text:style-name="Normal"><text:tab/>-Rig</text:p>
      <text:p text:style-name="Normal"><text:tab/>-Textures</text:p>
      <text:p text:style-name="Normal">-poubelle </text:p>
      <text:p text:style-name="Normal"><text:tab/>-Textures</text:p>
      <text:p text:style-name="Normal">-plantes</text:p>
      <text:p text:style-name="Normal"><text:tab/>-Textures</text:p>
      <text:p text:style-name="Normal">-Ville (ingénierie)*</text:p>
      <text:p text:style-name="Normal"><text:tab/>-Textures</text:p>
      <text:p text:style-name="Normal">-livres<text:s/></text:p>
      <text:p text:style-name="Normal"><text:tab/>-Rig</text:p>
      <text:p text:style-name="Normal"><text:tab/>-Textures</text:p>
      <text:soft-page-break/>
      <text:p text:style-name="Normal">-carnet</text:p>
      <text:p text:style-name="Normal"><text:tab/>-Rig</text:p>
      <text:p text:style-name="Normal"><text:tab/>-Textures</text:p>
      <text:p text:style-name="Normal"/>
      <text:p text:style-name="Normal">Personnages :<text:s/></text:p>
      <text:p text:style-name="Normal"/>
      <text:p text:style-name="Normal">-joseph</text:p>
      <text:p text:style-name="Normal"><text:tab/>-personnage<text:s/></text:p>
      <text:p text:style-name="P2">Sculpt</text:p>
      <text:p text:style-name="P3"><text:s/>retopo<text:s/></text:p>
      <text:p text:style-name="Normal"><text:tab/>-vêtements<text:s/></text:p>
      <text:p text:style-name="P4">Sculpt</text:p>
      <text:p text:style-name="P5"><text:s/>retopo<text:s/></text:p>
      <text:p text:style-name="Normal"><text:tab/>-Rig</text:p>
      <text:p text:style-name="Normal"><text:tab/>-Textures</text:p>
      <text:p text:style-name="Normal">-Robot</text:p>
      <text:p text:style-name="Normal"><text:tab/>-Rig</text:p>
      <text:p text:style-name="Normal"><text:tab/>-Textures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GRILLET</meta:initial-creator>
    <dc:creator>Quentin GRILLET</dc:creator>
    <meta:creation-date>2024-04-29T14:59:00Z</meta:creation-date>
    <dc:date>2024-04-29T15:16:00Z</dc:date>
    <meta:template xlink:href="Normal.dotm" xlink:type="simple"/>
    <meta:editing-cycles>1</meta:editing-cycles>
    <meta:editing-duration>PT1020S</meta:editing-duration>
    <meta:document-statistic meta:page-count="2" meta:paragraph-count="1" meta:word-count="69" meta:character-count="450" meta:row-count="3" meta:non-whitespace-character-count="382"/>
  </office:meta>
</office:document-meta>
</file>